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0C0000010D3AC7C2A46A02F3F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2.771cm" fo:min-width="1.942cm"/>
      <style:paragraph-properties style:writing-mode="lr-tb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1.669cm" fo:min-width="1.926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3.22cm" fo:min-width="3.618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4.045cm" fo:min-width="2.23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4.772cm" fo:min-width="2.2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62cm" fo:min-width="0.579cm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46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161cm" fo:min-width="0.938cm"/>
    </style:style>
    <style:style style:name="gr12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1.313cm" fo:min-width="2.10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000000" draw:fill="solid" draw:fill-color="#ffffff" draw:textarea-vertical-align="middle" draw:auto-grow-height="false" fo:min-height="0.221cm" fo:min-width="0.671cm"/>
    </style:style>
    <style:style style:name="gr16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5.978cm" fo:min-width="23.728cm" fo:padding-top="0.204cm" fo:padding-bottom="0.204cm" fo:padding-left="0.329cm" fo:padding-right="0.329cm"/>
    </style:style>
    <style:style style:name="gr17" style:family="graphic" style:parent-style-name="standard">
      <style:graphic-properties draw:stroke="solid" svg:stroke-width="0.159cm" svg:stroke-color="#069a2e" draw:marker-start-width="0.438cm" draw:marker-end-width="0.438cm" draw:fill="none" draw:textarea-horizontal-align="justify" draw:textarea-vertical-align="middle" draw:auto-grow-height="false" fo:min-height="9.948cm" fo:min-width="23.398cm" fo:padding-top="0.204cm" fo:padding-bottom="0.204cm" fo:padding-left="0.329cm" fo:padding-right="0.3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08080"/>
      <style:paragraph-properties fo:text-align="center" style:writing-mode="lr-tb"/>
    </style:style>
    <style:style style:name="P3" style:family="paragraph">
      <loext:graphic-properties draw:fill-color="#fff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6cm" svg:height="3.835cm" svg:x="2.4cm" svg:y="2.739cm">
          <text:p text:style-name="P1">text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3" draw:layer="layout" svg:width="3.064cm" svg:height="2.557cm" svg:x="6.518cm" svg:y="3.378cm">
          <text:p text:style-name="P1">patterns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1" draw:layer="layout" svg:width="4.118cm" svg:height="3.47cm" svg:x="11.593cm" svg:y="2.83cm">
          <text:p text:style-name="P1">Recipe</text:p>
          <text:p text:style-name="P1">marcad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39cm" svg:height="5.204cm" svg:x="17.9cm" svg:y="2.1cm">
          <text:p text:style-name="P1">data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2.777cm" svg:height="5.022cm" svg:x="22.223cm" svg:y="2.191cm">
          <text:p text:style-name="P1">data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287cm" svg:height="0.962cm" svg:x="5.656cm" svg:y="4.383cm">
          <draw:text-box>
            <text:p>+</text:p>
          </draw:text-box>
        </draw:frame>
        <draw:custom-shape draw:style-name="gr7" draw:text-style-name="P5" draw:layer="layout" svg:width="1.437cm" svg:height="0.822cm" svg:x="9.869cm" svg:y="4.2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2.212cm" svg:height="1.673cm" svg:x="7.188cm" svg:y="5.661cm">
          <draw:text-box>
            <text:p>.json</text:p>
          </draw:text-box>
        </draw:frame>
        <draw:frame draw:style-name="gr9" draw:text-style-name="P4" draw:layer="layout" svg:width="1.642cm" svg:height="1.4cm" svg:x="3.258cm" svg:y="6.5cm">
          <draw:text-box>
            <text:p>.txt</text:p>
          </draw:text-box>
        </draw:frame>
        <draw:frame draw:style-name="gr10" draw:text-style-name="P4" draw:layer="layout" svg:width="2.011cm" svg:height="1.096cm" svg:x="18.871cm" svg:y="7.304cm">
          <draw:text-box>
            <text:p>.jsonl</text:p>
          </draw:text-box>
        </draw:frame>
        <draw:frame draw:style-name="gr6" draw:text-style-name="P4" draw:layer="layout" svg:width="1.819cm" svg:height="0.962cm" svg:x="22.989cm" svg:y="7.304cm">
          <draw:text-box>
            <text:p>.csv</text:p>
          </draw:text-box>
        </draw:frame>
        <draw:custom-shape draw:style-name="gr11" draw:text-style-name="P5" draw:layer="layout" svg:width="1.916cm" svg:height="0.821cm" svg:x="15.998cm" svg:y="4.2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0.818cm" svg:height="0.962cm" svg:x="21.213cm" svg:y="4.417cm">
          <draw:text-box>
            <text:p>+</text:p>
          </draw:text-box>
        </draw:frame>
        <draw:frame draw:style-name="gr12" draw:text-style-name="P4" draw:layer="layout" svg:width="4.117cm" svg:height="1.005cm" svg:x="11.881cm" svg:y="6.391cm">
          <draw:text-box>
            <text:p>marcador.py</text:p>
          </draw:text-box>
        </draw:frame>
        <draw:custom-shape draw:style-name="gr4" draw:text-style-name="P1" draw:layer="layout" svg:width="3.639cm" svg:height="5.204cm" svg:x="2.061cm" svg:y="9.396cm">
          <text:p text:style-name="P1">data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1" draw:layer="layout" svg:width="4.118cm" svg:height="3.47cm" svg:x="8cm" svg:y="10.03cm">
          <text:p text:style-name="P1">Recipe</text:p>
          <text:p text:style-name="P1">anotador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916cm" svg:height="0.821cm" svg:x="5.6cm" svg:y="11.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4" draw:layer="layout" svg:width="4.117cm" svg:height="1.005cm" svg:x="8.183cm" svg:y="13.595cm">
          <draw:text-box>
            <text:p>marcador.py</text:p>
          </draw:text-box>
        </draw:frame>
        <draw:frame draw:style-name="gr10" draw:text-style-name="P4" draw:layer="layout" svg:width="2.011cm" svg:height="1.096cm" svg:x="2.9cm" svg:y="14.604cm">
          <draw:text-box>
            <text:p>.jsonl</text:p>
          </draw:text-box>
        </draw:frame>
        <draw:custom-shape draw:style-name="gr13" draw:text-style-name="P1" draw:layer="layout" svg:width="2.6cm" svg:height="2.5cm" svg:x="14.6cm" svg:y="10.6cm">
          <text:p text:style-name="P1">prodig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5" draw:layer="layout" svg:width="1.916cm" svg:height="0.821cm" svg:x="12.4cm" svg:y="11.27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.118cm" svg:height="3.47cm" svg:x="20.047cm" svg:y="10.186cm">
          <text:p text:style-name="P1">cosechador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916cm" svg:height="0.821cm" svg:x="17.584cm" svg:y="11.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.8cm" svg:height="0.962cm" svg:x="21.5cm" svg:y="13.7cm">
          <draw:text-box>
            <text:p>.py</text:p>
          </draw:text-box>
        </draw:frame>
        <draw:frame draw:style-name="gr14" draw:text-style-name="P6" draw:layer="layout" svg:width="8.073cm" svg:height="4.144cm" svg:x="12.2cm" svg:y="15.2cm">
          <draw:image xlink:href="Pictures/100000000000020C0000010D3AC7C2A46A02F3F4.png" xlink:type="simple" xlink:show="embed" xlink:actuate="onLoad" loext:mime-type="image/png">
            <text:p/>
          </draw:image>
        </draw:frame>
        <draw:custom-shape draw:style-name="gr15" draw:text-style-name="P7" draw:layer="layout" svg:width="2.059cm" svg:height="1.997cm" draw:transform="rotate (-1.55020144162136) translate (22.699cm 15.3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6" draw:text-style-name="P6" draw:layer="layout" svg:width="24.9cm" svg:height="6.9cm" svg:x="1.4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25cm" svg:height="11.3cm" svg:x="1.3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7T18:16:16.547207992</meta:creation-date>
    <dc:date>2020-07-08T20:46:21.411924457</dc:date>
    <meta:editing-duration>PT30M38S</meta:editing-duration>
    <meta:editing-cycles>7</meta:editing-cycles>
    <meta:generator>LibreOffice/6.4.1.2$Linux_X86_64 LibreOffice_project/40$Build-2</meta:generator>
    <meta:document-statistic meta:object-count="28"/>
  </office:meta>
</office:document-meta>
</file>